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text-properties officeooo:rsid="00037d76" officeooo:paragraph-rsid="00037d76"/>
    </style:style>
    <style:style style:name="P4" style:family="paragraph" style:parent-style-name="Standard">
      <style:text-properties officeooo:rsid="00037d76" officeooo:paragraph-rsid="00050c04"/>
    </style:style>
    <style:style style:name="P5" style:family="paragraph" style:parent-style-name="Standard">
      <style:text-properties officeooo:rsid="00050c04" officeooo:paragraph-rsid="00050c04"/>
    </style:style>
    <style:style style:name="P6" style:family="paragraph" style:parent-style-name="Standard">
      <style:text-properties officeooo:rsid="0005f99e" officeooo:paragraph-rsid="0005f99e"/>
    </style:style>
    <style:style style:name="P7" style:family="paragraph" style:parent-style-name="Standard">
      <style:text-properties officeooo:rsid="000790a0" officeooo:paragraph-rsid="000790a0"/>
    </style:style>
    <style:style style:name="P8" style:family="paragraph" style:parent-style-name="Standard" style:list-style-name="L1">
      <style:text-properties officeooo:rsid="00037d76" officeooo:paragraph-rsid="00037d76"/>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style:style style:name="T4" style:family="text">
      <style:text-properties officeooo:rsid="000ae6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assuming given that Many-Worlds interpretation of quantum mechanics is true, which would lead to an anthropic optimization algorithm of maximizing freedom of a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the consciousness work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5524984888764451617" text:style-name="L1">
        <text:list-item>
          <text:p text:style-name="P8">Laplace’s demon</text:p>
        </text:list-item>
        <text:list-item>
          <text:p text:style-name="P8">Bayesian optimal predictor in a universe without extreme anthropic selection effects</text:p>
        </text:list-item>
      </text:list>
      <text:p text:style-name="P3"/>
      <text:p text:style-name="P3">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3"/>
      <text:p text:style-name="P3"><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3"/>
      <text:p text:style-name="P4">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4"/>
      <text:p text:style-name="P5">A Bayesian optimal predictio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5"><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5"/>
      <text:p text:style-name="P6">Illustrated:</text:p>
      <text:p text:style-name="P5"/>
      <text:p text:style-name="P5"><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4" draw:name="Shape2" draw:style-name="gr3" draw:text-style-name="P10" svg:width="1.0024in" svg:height="0.5449in" svg:x="3.9819in" svg:y="0.1717in"><draw:text-box><text:p>Bayesian predictor</text:p></draw:text-box></draw:frame></text:p>
      <text:p text:style-name="P5"><draw:frame text:anchor-type="paragraph" draw:z-index="3" draw:name="Shape2" draw:style-name="gr3" draw:text-style-name="P10" svg:width="1.0024in" svg:height="0.5449in" svg:x="2.4638in" svg:y="0.0154in"><draw:text-box><text:p>Laplace’s demon</text:p></draw:text-box></draw:frame></text:p>
      <text:p text:style-name="P5"><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draw:frame text:anchor-type="paragraph" draw:z-index="5" draw:name="Shape2" draw:style-name="gr3" draw:text-style-name="P10" svg:width="1.0024in" svg:height="0.5449in" svg:x="3.2638in" svg:y="0.1673in"><draw:text-box><text:p>Anthropic predictor</text:p></draw:text-box></draw:frame></text:p>
      <text:p text:style-name="P5"/>
      <text:p text:style-name="P5"/>
      <text:p text:style-name="P5"/>
      <text:p text:style-name="P5"/>
      <text:p text:style-name="P6"/>
      <text:p text:style-name="P6">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obtained at the lowest cost when having access to both oracles. It is only of economic interest to know <text:span text:style-name="T4">how</text:span> to harvest intelligence from nature that can not be obtained <text:span text:style-name="T4">through </text:span>cheaper ways.</text:p>
      <text:p text:style-name="P6"/>
      <text:p text:style-name="P6">So, <text:span text:style-name="T4">lower bound</text:span>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6"/>
      <text:p text:style-name="P6">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6"/>
      <text:p text:style-name="P7">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1-10T18:34:24.102082000</dc:date>
    <meta:editing-duration>PT2M41S</meta:editing-duration>
    <meta:editing-cycles>2</meta:editing-cycles>
    <meta:generator>LibreOffice/5.1.2.2$MacOSX_X86_64 LibreOffice_project/d3bf12ecb743fc0d20e0be0c58ca359301eb705f</meta:generator>
    <meta:document-statistic meta:table-count="0" meta:image-count="0" meta:object-count="0" meta:page-count="2" meta:paragraph-count="17" meta:word-count="838" meta:character-count="5343" meta:non-whitespace-character-count="4524"/>
  </office:meta>
</office:document-meta>
</file>